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708in" fo:margin-left="-0.0931in" fo:margin-top="0in" fo:margin-bottom="0in" table:align="left"/>
    </style:style>
    <style:style style:name="Table1.A" style:family="table-column">
      <style:table-column-properties style:column-width="1.0208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2.5729in"/>
    </style:style>
    <style:style style:name="Table1.D" style:family="table-column">
      <style:table-column-properties style:column-width="1.92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625in" fo:padding-right="0.075in" fo:padding-top="0in" fo:padding-bottom="0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15%" fo:text-align="end" style:justify-single-word="false" fo:orphans="0" fo:widows="0"/>
      <style:text-properties fo:font-size="24pt" style:font-size-asian="24pt" style:font-size-complex="24pt"/>
    </style:style>
    <style:style style:name="P3" style:family="paragraph" style:parent-style-name="Standard">
      <style:paragraph-properties fo:margin-top="0in" fo:margin-bottom="0in" loext:contextual-spacing="false" fo:line-height="115%" fo:text-align="end" style:justify-single-word="false" fo:orphans="0" fo:widows="0"/>
    </style:style>
    <style:style style:name="P4" style:family="paragraph" style:parent-style-name="Standard">
      <style:paragraph-properties fo:margin-top="0in" fo:margin-bottom="0in" loext:contextual-spacing="false" fo:line-height="115%" fo:orphans="0" fo:widows="0"/>
    </style:style>
    <style:style style:name="P5" style:family="paragraph" style:parent-style-name="Standard">
      <style:paragraph-properties fo:margin-top="0in" fo:margin-bottom="0in" loext:contextual-spacing="false" fo:line-height="115%" fo:orphans="0" fo:widows="0"/>
      <style:text-properties fo:font-size="12pt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</style:style>
    <style:style style:name="P7" style:family="paragraph" style:parent-style-name="Standard">
      <style:paragraph-properties fo:margin-top="0in" fo:margin-bottom="0in" loext:contextual-spacing="false" fo:line-height="115%" fo:orphans="0" fo:widows="0" fo:break-before="page"/>
      <style:text-properties fo:font-size="12pt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15%" fo:text-align="center" style:justify-single-word="false" fo:orphans="0" fo:widows="0" fo:break-before="page"/>
    </style:style>
    <style:style style:name="P9" style:family="paragraph" style:parent-style-name="Standard" style:master-page-name="Standard">
      <style:paragraph-properties fo:margin-top="0in" fo:margin-bottom="0in" loext:contextual-spacing="false" fo:line-height="115%" fo:text-align="end" style:justify-single-word="false" fo:orphans="0" fo:widows="0" style:page-number="1"/>
      <style:text-properties fo:font-size="24pt" style:font-size-asian="24pt" style:font-size-complex="24pt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15%" fo:text-align="end" style:justify-single-word="false" fo:orphans="0" fo:widows="0" fo:text-indent="0in" style:auto-text-indent="false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15%" fo:text-align="end" style:justify-single-word="false" fo:orphans="0" fo:widows="0" fo:text-indent="0in" style:auto-text-indent="false"/>
      <style:text-properties fo:font-size="24pt" style:font-size-asian="24pt" style:font-size-complex="24pt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15%" fo:text-align="end" style:justify-single-word="false" fo:orphans="0" fo:widows="0" fo:text-indent="0in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5" style:family="paragraph" style:parent-style-name="Title">
      <style:paragraph-properties fo:margin-top="0in" fo:margin-bottom="0.0417in" loext:contextual-spacing="false" fo:break-before="page"/>
    </style:style>
    <style:style style:name="P16" style:family="paragraph" style:parent-style-name="Title">
      <style:paragraph-properties fo:margin-top="0in" fo:margin-bottom="0.0417in" loext:contextual-spacing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Meu Catálogo de Drinks</text:span></text:p>
      <text:p text:style-name="P3"><text:span text:style-name="T1"><text:s/></text:span></text:p>
      <text:p text:style-name="P10"><text:span text:style-name="T1">Documento de Requisitos</text:span></text:p>
      <text:p text:style-name="P11"/>
      <text:p text:style-name="P11"/>
      <text:p text:style-name="P11"/>
      <text:p text:style-name="P12"/>
      <text:p text:style-name="P12"/>
      <text:p text:style-name="P10"><text:span text:style-name="T2">Marcos Rafael Lapa de Sousa<text:line-break/>Pedro Basílio<text:line-break/>Rafael Borges Calil</text:span></text:p>
      <text:p text:style-name="P11"/>
      <text:p text:style-name="P7"/>
      <text:p text:style-name="P4"><text:span text:style-name="T3">HISTÓRICO DE VERSÕES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6"><text:span text:style-name="T4">Data</text:span></text:p>
          </table:table-cell>
          <table:table-cell table:style-name="Table1.A1" office:value-type="string">
            <text:p text:style-name="P6"><text:span text:style-name="T4">Versão</text:span></text:p>
          </table:table-cell>
          <table:table-cell table:style-name="Table1.A1" office:value-type="string">
            <text:p text:style-name="P6"><text:span text:style-name="T4">Descrição</text:span></text:p>
          </table:table-cell>
          <table:table-cell table:style-name="Table1.A1" office:value-type="string">
            <text:p text:style-name="P6"><text:span text:style-name="T4">Autores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4">23/09/2018</text:span></text:p>
          </table:table-cell>
          <table:table-cell table:style-name="Table1.A1" office:value-type="string">
            <text:p text:style-name="P6"><text:span text:style-name="T4">0.0</text:span></text:p>
          </table:table-cell>
          <table:table-cell table:style-name="Table1.A1" office:value-type="string">
            <text:p text:style-name="P6"><text:span text:style-name="T4">Criação do documento</text:span></text:p>
          </table:table-cell>
          <table:table-cell table:style-name="Table1.A1" office:value-type="string">
            <text:p text:style-name="P6"><text:span text:style-name="T4">Marcos, Pedro e Rafael</text:span></text:p>
          </table:table-cell>
        </table:table-row>
      </table:table>
      <text:p text:style-name="P5"><text:soft-page-break/></text:p>
      <text:p text:style-name="P4"><text:span text:style-name="T1"><text:s/></text:span></text:p>
      <text:p text:style-name="P8"><text:span text:style-name="T3">Índice</text:span></text:p>
      <text:p text:style-name="P15"><text:bookmark text:name="_yjr3khsv12e7"/>Requisitos funcionais</text:p>
      <text:p text:style-name="P1"/>
      <text:p text:style-name="P1">RF1: Visualização de drinks</text:p>
      <text:p text:style-name="P1"><text:tab/>O sistema deve permitir que o usuário acesse as informações sobre os drinks.</text:p>
      <text:p text:style-name="P1">RF2: Pesquisa por drinks</text:p>
      <text:p text:style-name="P1"><text:tab/>O sistema deve permitir ao usuário bucar os drinks por nome.</text:p>
      <text:p text:style-name="P1">RF3: Cadastro de usuários</text:p>
      <text:p text:style-name="P1"><text:tab/>O sistema deve permitir o cadastro de novos usuários.</text:p>
      <text:p text:style-name="P1">RF4: Login</text:p>
      <text:p text:style-name="P13">O sistema deve permitir que o usuário cadastrado inicie uma sesão.</text:p>
      <text:p text:style-name="P14">RF5: Logout</text:p>
      <text:p text:style-name="P14"><text:tab/>O sistema deve permitir que o usuário cadastrado encerre sua sessão.</text:p>
      <text:p text:style-name="P1">RF6: Cadastro de drinks</text:p>
      <text:p text:style-name="P1"><text:tab/>O sistema deve permitir que o usuário cadastrado cadastre um novo drink.</text:p>
      <text:p text:style-name="P1">RF7: Editar drinks</text:p>
      <text:p text:style-name="P13">O sistema deve permitir ao usuário cadastrado editar e adicionar informações sobre os<text:tab/><text:tab/>drinks.</text:p>
      <text:p text:style-name="P1">RF8: Inserção de comentários</text:p>
      <text:p text:style-name="P1"><text:tab/>O sistema deve permitir que usuário cadastrado submetam comentários sobre os<text:tab/><text:tab/> drinks.</text:p>
      <text:p text:style-name="P1">RF9: Visualizar comentários</text:p>
      <text:p text:style-name="P1"><text:tab/>O sistema deve permitir que o usuário visualize os comentários sobre os drinks.</text:p>
      <text:p text:style-name="P1">RF10: <text:s/>Avaliar comentários</text:p>
      <text:p text:style-name="P1"><text:tab/>O sistema deve permitir que o usuário cadastrado avalie comentários sobre os drinks.</text:p>
      <text:p text:style-name="P1"/>
      <text:p text:style-name="P16"><text:bookmark text:name="_n85rg6hj9e38"/>Requisitos não-funcionais</text:p>
      <text:p text:style-name="P1">RNF1: O sistema deve ter uma interface web.</text:p>
      <text:p text:style-name="P1">RNF2: O sistema deve disponibilizar suas funções com menos de 3 ações do usuário.</text:p>
      <text:p text:style-name="P1"><text:soft-page-break/>RNF3: O sistema deve estar disponível a qualquer horário.</text:p>
      <text:p text:style-name="P1">RNF4: O <text:s/>sistema deve apresentar persistência de d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7" meta:paragraph-count="41" meta:word-count="229" meta:character-count="1462" meta:non-whitespace-character-count="1257"/>
    <meta:generator>LibreOfficeDev/5.1.0.3$Linux_X86_64 LibreOffice_project/</meta:generator>
  </office:meta>
</office:document-meta>
</file>